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2501e"/>
    </style:style>
    <style:style style:name="P2" style:family="paragraph" style:parent-style-name="Standard">
      <style:text-properties officeooo:paragraph-rsid="0012d3c1"/>
    </style:style>
    <style:style style:name="T1" style:family="text">
      <style:text-properties officeooo:rsid="0012d3c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anav- Sharma ----25-07-2003 ---- 74118-82340</text:p>
      <text:p text:style-name="P1">Meraj -Patel --- 09-05-2002 ---- 83746-91436</text:p>
      <text:p text:style-name="P1">Ashish -S : 12-03-2001 : 70222--43688</text:p>
      <text:p text:style-name="P1">Ay-ush : 14-06-2000 : 83652-74821</text:p>
      <text:p text:style-name="P1">Utk-arsh : 08-04-2005 : 98872-65143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6-01-16T10:43:04.999927300</meta:creation-date>
    <dc:date>2026-01-16T13:15:00.134508202</dc:date>
    <meta:editing-duration>PT1H17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29" meta:character-count="194" meta:non-whitespace-character-count="172"/>
  </office:meta>
</office:document-meta>
</file>